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c16f" officeooo:paragraph-rsid="0004c16f"/>
    </style:style>
    <style:style style:name="P2" style:family="paragraph" style:parent-style-name="Standard">
      <style:paragraph-properties fo:text-align="start" style:justify-single-word="false"/>
      <style:text-properties style:font-name="Consolas" officeooo:rsid="00067535" officeooo:paragraph-rsid="00067535"/>
    </style:style>
    <style:style style:name="P3" style:family="paragraph" style:parent-style-name="Standard" style:list-style-name="L1">
      <style:paragraph-properties fo:text-align="start" style:justify-single-word="false"/>
      <style:text-properties style:font-name="Consolas" officeooo:rsid="00067535" officeooo:paragraph-rsid="00067535"/>
    </style:style>
    <style:style style:name="P4" style:family="paragraph" style:parent-style-name="Standard" style:list-style-name="L1">
      <style:paragraph-properties fo:text-align="start" style:justify-single-word="false"/>
      <style:text-properties style:font-name="Consolas" officeooo:rsid="00067535" officeooo:paragraph-rsid="00076aec"/>
    </style:style>
    <style:style style:name="P5" style:family="paragraph" style:parent-style-name="Standard">
      <style:paragraph-properties fo:text-align="start" style:justify-single-word="false"/>
      <style:text-properties style:font-name="Consolas" officeooo:rsid="00067535" officeooo:paragraph-rsid="00067535"/>
    </style:style>
    <style:style style:name="P6" style:family="paragraph" style:parent-style-name="Standard" style:list-style-name="L1">
      <style:paragraph-properties fo:text-align="start" style:justify-single-word="false"/>
      <style:text-properties style:font-name="Consolas" officeooo:rsid="00076aec" officeooo:paragraph-rsid="00076aec"/>
    </style:style>
    <style:style style:name="P7" style:family="paragraph" style:parent-style-name="Standard" style:list-style-name="L2">
      <style:paragraph-properties fo:text-align="start" style:justify-single-word="false"/>
      <style:text-properties style:font-name="Consolas" officeooo:rsid="00089d37" officeooo:paragraph-rsid="00089d37"/>
    </style:style>
    <style:style style:name="P8" style:family="paragraph" style:parent-style-name="Standard" style:list-style-name="L2">
      <style:paragraph-properties fo:text-align="start" style:justify-single-word="false"/>
      <style:text-properties style:font-name="Consolas" officeooo:rsid="0008c922" officeooo:paragraph-rsid="0008c922"/>
    </style:style>
    <style:style style:name="P9" style:family="paragraph" style:parent-style-name="Standard">
      <style:paragraph-properties fo:text-align="start" style:justify-single-word="false"/>
      <style:text-properties style:font-name="Consolas" officeooo:rsid="000987a0" officeooo:paragraph-rsid="000987a0"/>
    </style:style>
    <style:style style:name="P10" style:family="paragraph" style:parent-style-name="Standard" style:list-style-name="L3">
      <style:paragraph-properties fo:text-align="start" style:justify-single-word="false"/>
      <style:text-properties style:font-name="Consolas" officeooo:rsid="000aa25c" officeooo:paragraph-rsid="000aa25c"/>
    </style:style>
    <style:style style:name="P11" style:family="paragraph" style:parent-style-name="Standard" style:list-style-name="L3">
      <style:paragraph-properties fo:text-align="start" style:justify-single-word="false"/>
      <style:text-properties style:font-name="Consolas" officeooo:rsid="000bbbe7" officeooo:paragraph-rsid="000bbbe7"/>
    </style:style>
    <style:style style:name="P12" style:family="paragraph" style:parent-style-name="Standard" style:list-style-name="L3">
      <style:paragraph-properties fo:text-align="start" style:justify-single-word="false"/>
      <style:text-properties style:font-name="Consolas" officeooo:rsid="000c0996" officeooo:paragraph-rsid="000c0996"/>
    </style:style>
    <style:style style:name="P13" style:family="paragraph" style:parent-style-name="Standard">
      <style:paragraph-properties fo:text-align="start" style:justify-single-word="false"/>
      <style:text-properties style:font-name="Consolas" officeooo:rsid="000dfb5d" officeooo:paragraph-rsid="000dfb5d"/>
    </style:style>
    <style:style style:name="P14" style:family="paragraph" style:parent-style-name="Standard">
      <style:paragraph-properties fo:text-align="start" style:justify-single-word="false"/>
      <style:text-properties officeooo:paragraph-rsid="000dfb5d"/>
    </style:style>
    <style:style style:name="P15" style:family="paragraph" style:parent-style-name="Standard" style:list-style-name="L1">
      <style:paragraph-properties fo:text-align="start" style:justify-single-word="false"/>
      <style:text-properties officeooo:rsid="00076aec" officeooo:paragraph-rsid="00076aec"/>
    </style:style>
    <style:style style:name="P16" style:family="paragraph" style:parent-style-name="Standard" style:list-style-name="L4">
      <style:paragraph-properties fo:text-align="start" style:justify-single-word="false"/>
      <style:text-properties officeooo:rsid="000f02fa" officeooo:paragraph-rsid="000f02fa"/>
    </style:style>
    <style:style style:name="P17" style:family="paragraph" style:parent-style-name="Standard" style:list-style-name="L4">
      <style:paragraph-properties fo:text-align="start" style:justify-single-word="false"/>
      <style:text-properties officeooo:rsid="00121cb1" officeooo:paragraph-rsid="00121cb1"/>
    </style:style>
    <style:style style:name="T1" style:family="text">
      <style:text-properties style:font-name="Consolas"/>
    </style:style>
    <style:style style:name="T2" style:family="text">
      <style:text-properties style:font-name="Consolas" officeooo:rsid="00067535"/>
    </style:style>
    <style:style style:name="T3" style:family="text">
      <style:text-properties style:font-name="Consolas" officeooo:rsid="000dfb5d"/>
    </style:style>
    <style:style style:name="T4" style:family="text">
      <style:text-properties officeooo:rsid="0007bb57"/>
    </style:style>
    <style:style style:name="T5" style:family="text">
      <style:text-properties officeooo:rsid="0009e8c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5</text:p>
      <text:p text:style-name="P1"/>
      <text:p text:style-name="P2">1.</text:p>
      <text:list xml:id="list2181037798" text:style-name="L1">
        <text:list-item>
          <text:p text:style-name="P3">Interrupts</text:p>
        </text:list-item>
        <text:list-item>
          <text:p text:style-name="P4">Direct Memory Access</text:p>
        </text:list-item>
        <text:list-item>
          <text:p text:style-name="P15"><text:span text:style-name="T2">P</text:span><text:span text:style-name="T1">olling</text:span></text:p>
        </text:list-item>
        <text:list-item>
          <text:p text:style-name="P15"><text:span text:style-name="T2">D</text:span><text:span text:style-name="T1">irect Memory Access</text:span></text:p>
        </text:list-item>
        <text:list-item>
          <text:p text:style-name="P6">Polling / <text:span text:style-name="T4">Interrupts</text:span></text:p>
        </text:list-item>
      </text:list>
      <text:p text:style-name="P2"/>
      <text:p text:style-name="P2">2.</text:p>
      <text:list xml:id="list3570487008" text:style-name="L2">
        <text:list-item>
          <text:p text:style-name="P7">Device-independent sofware</text:p>
        </text:list-item>
        <text:list-item>
          <text:p text:style-name="P7">Hardware</text:p>
        </text:list-item>
        <text:list-item>
          <text:p text:style-name="P8">User processes</text:p>
        </text:list-item>
        <text:list-item>
          <text:p text:style-name="P8">Device-independent software</text:p>
        </text:list-item>
        <text:list-item>
          <text:p text:style-name="P8">User processes</text:p>
        </text:list-item>
      </text:list>
      <text:p text:style-name="P9"/>
      <text:p text:style-name="P9">3. Done in <text:span text:style-name="T5">terminal</text:span></text:p>
      <text:list xml:id="list2113764810" text:style-name="L3">
        <text:list-item>
          <text:p text:style-name="P10">Special files for char drivers are identified by a “c” in the first column of the output, before permissions. Block devices appear aswell in /dev, but identified by a “b”.</text:p>
        </text:list-item>
        <text:list-item>
          <text:p text:style-name="P11">Major number identifies the driver associated with the device. The minor number is used only by the driver specified by the major number and is used as an identifier to identify each device that uses that driver.</text:p>
        </text:list-item>
        <text:list-item>
          <text:p text:style-name="P12">Get the file name of the terminal connected to the standard input (stdin) through tty.</text:p>
        </text:list-item>
      </text:list>
      <text:p text:style-name="P13"/>
      <text:p text:style-name="P14"><text:span text:style-name="T3">4.</text:span></text:p>
      <text:list xml:id="list3496212976" text:style-name="L4">
        <text:list-item>
          <text:p text:style-name="P16"><text:span text:style-name="T3">S</text:span><text:span text:style-name="T1">ee manpages of times and sysconf</text:span></text:p>
        </text:list-item>
        <text:list-item>
          <text:p text:style-name="P17"><text:span text:style-name="T1">man 2 time</text:span></text:p>
        </text:list-item>
      </text:list>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1T09:52:31.959142777</meta:creation-date>
    <meta:generator>LibreOffice/6.4.6.2$Linux_X86_64 LibreOffice_project/40$Build-2</meta:generator>
    <dc:date>2021-04-22T13:09:31.320586067</dc:date>
    <meta:editing-duration>PT2H3M44S</meta:editing-duration>
    <meta:editing-cycles>12</meta:editing-cycles>
    <meta:document-statistic meta:table-count="0" meta:image-count="0" meta:object-count="0" meta:page-count="1" meta:paragraph-count="20" meta:word-count="134" meta:character-count="745" meta:non-whitespace-character-count="646"/>
  </office:meta>
</office:document-meta>
</file>